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culatedFieldDefinitionBuilder.setupDefinition( Element widgetElement , CalculatedFieldDefinition definition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lculatedField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culatedFieldDefinitionBuilder.setCalculatedFieldAlgorithmBuilders( Map calculatedFieldAlgorithm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edFieldDefinitionBuilder.setDefaultCalculatedFieldAlgorithmBuilder( String defaultCalculatedFieldAlgorithm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